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ContinuationException.InvalidContinua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ContinuationException.InvalidContinuationException( String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